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2980000033BBE1CD7ECFA8CD88F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width="17.568cm" svg:height="21.881cm" draw:z-index="0"><draw:image xlink:href="Pictures/10000201000002980000033BBE1CD7ECFA8CD88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6.2$Linux_X86_64 LibreOffice_project/40$Build-2</meta:generator>
    <meta:initial-creator>Scott Templer</meta:initial-creator>
    <meta:creation-date>2006-05-16T10:26:40</meta:creation-date>
    <dc:language>en-US</dc:language>
    <meta:editing-cycles>2</meta:editing-cycles>
    <meta:editing-duration>PT16S</meta:editing-duration>
    <dc:date>2020-12-25T00:14:14.315361012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